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F000001C9913C41D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1cm" svg:stroke-color="#ff0000" draw:marker-start-width="0.35cm" draw:marker-end-width="0.35cm" draw:fill="none" loext:fill-use-slide-background="false" draw:textarea-horizontal-align="justify" draw:textarea-vertical-align="middle" draw:auto-grow-height="false" fo:min-height="9.65cm" fo:min-width="6.65cm" fo:padding-top="0.175cm" fo:padding-bottom="0.175cm" fo:padding-left="0.3cm" fo:padding-right="0.3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3.72cm" svg:height="11.303cm" svg:x="1.78cm" svg:y="2.197cm">
          <draw:image xlink:href="Pictures/10000001000003BF000001C9913C41D0.png" xlink:type="simple" xlink:show="embed" xlink:actuate="onLoad" draw:mime-type="image/png">
            <text:p/>
          </draw:image>
        </draw:frame>
        <draw:custom-shape draw:style-name="gr2" draw:text-style-name="P2" draw:layer="layout" svg:width="7.25cm" svg:height="10cm" svg:x="16.5cm" svg:y="2.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21T15:06:38.340000000</meta:creation-date>
    <dc:date>2025-10-21T15:07:31.112000000</dc:date>
    <meta:editing-duration>PT53S</meta:editing-duration>
    <meta:editing-cycles>1</meta:editing-cycles>
    <meta:document-statistic meta:object-count="2"/>
    <meta:generator>LibreOffice/7.6.5.2$Windows_X86_64 LibreOffice_project/38d5f62f85355c192ef5f1dd47c5c0c0c6d6598b</meta:generator>
  </office:meta>
</office:document-meta>
</file>